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inform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inform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159.99mm" svg:height="89.99mm" svg:x="13.2mm" svg:y="96mm">
            <loext:p draw:notify-on-update-of-ranges="inform.A2:inform.A16 inform.J1:inform.J1 inform.J2:inform.J16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  <draw:frame draw:z-index="1" draw:style-name="gr1" svg:width="178.73mm" svg:height="89.96mm" svg:x="105.83mm" svg:y="1.32mm">
            <loext:p draw:notify-on-update-of-ranges="inform.A2:inform.A16 inform.F1:inform.F1 inform.F2:inform.F16 inform.G1:inform.G1 inform.G2:inform.G16 inform.H1:inform.H1 inform.H2:inform.H16 inform.I1:inform.I1 inform.I2:inform.I16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18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J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.65" calcext:value-type="float">
            <text:p>31,65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1.98" calcext:value-type="float">
            <text:p>1,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99" calcext:value-type="float">
            <text:p>1,99</text:p>
          </table:table-cell>
          <table:table-cell table:style-name="ce1" office:value-type="float" office:value="31.29" calcext:value-type="float">
            <text:p>31,29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8" calcext:value-type="float">
            <text:p>0,98</text:p>
          </table:table-cell>
          <table:table-cell table:style-name="ce1" office:value-type="float" office:value="1.95" calcext:value-type="float">
            <text:p>1,9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99" calcext:value-type="float">
            <text:p>1,99</text:p>
          </table:table-cell>
          <table:table-cell table:style-name="ce1" office:value-type="float" office:value="30.95" calcext:value-type="float">
            <text:p>30,95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97" calcext:value-type="float">
            <text:p>0,97</text:p>
          </table:table-cell>
          <table:table-cell table:style-name="ce1" office:value-type="float" office:value="1.93" calcext:value-type="float">
            <text:p>1,9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.02" calcext:value-type="float">
            <text:p>1,02</text:p>
          </table:table-cell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30.61" calcext:value-type="float">
            <text:p>30,61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91" calcext:value-type="float">
            <text:p>1,9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.02" calcext:value-type="float">
            <text:p>1,02</text:p>
          </table:table-cell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30.28" calcext:value-type="float">
            <text:p>30,28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3" calcext:value-type="float">
            <text:p>1,03</text:p>
          </table:table-cell>
          <table:table-cell table:style-name="ce1" office:value-type="float" office:value="1.97" calcext:value-type="float">
            <text:p>1,97</text:p>
          </table:table-cell>
          <table:table-cell table:style-name="ce1" office:value-type="float" office:value="29.96" calcext:value-type="float">
            <text:p>29,96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94" calcext:value-type="float">
            <text:p>0,94</text:p>
          </table:table-cell>
          <table:table-cell table:style-name="ce1" office:value-type="float" office:value="1.86" calcext:value-type="float">
            <text:p>1,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3" calcext:value-type="float">
            <text:p>1,03</text:p>
          </table:table-cell>
          <table:table-cell table:style-name="ce1" office:value-type="float" office:value="1.97" calcext:value-type="float">
            <text:p>1,97</text:p>
          </table:table-cell>
          <table:table-cell table:style-name="ce1" office:value-type="float" office:value="29.65" calcext:value-type="float">
            <text:p>29,65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3" calcext:value-type="float">
            <text:p>1,03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29.34" calcext:value-type="float">
            <text:p>29,34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96" calcext:value-type="float">
            <text:p>1,96</text:p>
          </table:table-cell>
          <table:table-cell table:style-name="ce1" office:value-type="float" office:value="29.05" calcext:value-type="float">
            <text:p>29,05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28.76" calcext:value-type="float">
            <text:p>28,76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.78" calcext:value-type="float">
            <text:p>1,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1.94" calcext:value-type="float">
            <text:p>1,94</text:p>
          </table:table-cell>
          <table:table-cell table:style-name="ce1" office:value-type="float" office:value="28.48" calcext:value-type="float">
            <text:p>28,48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89" calcext:value-type="float">
            <text:p>0,89</text:p>
          </table:table-cell>
          <table:table-cell table:style-name="ce1" office:value-type="float" office:value="1.76" calcext:value-type="float">
            <text:p>1,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1.94" calcext:value-type="float">
            <text:p>1,94</text:p>
          </table:table-cell>
          <table:table-cell table:style-name="ce1" office:value-type="float" office:value="28.2" calcext:value-type="float">
            <text:p>28,2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88" calcext:value-type="float">
            <text:p>0,88</text:p>
          </table:table-cell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6" calcext:value-type="float">
            <text:p>1,06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27.94" calcext:value-type="float">
            <text:p>27,94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1.72" calcext:value-type="float">
            <text:p>1,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6" calcext:value-type="float">
            <text:p>1,06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27.68" calcext:value-type="float">
            <text:p>27,68</text:p>
          </table:table-cell>
          <table:table-cell table:style-name="Gnumeric-default" table:number-columns-repeated="1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86" calcext:value-type="float">
            <text:p>0,86</text:p>
          </table:table-cell>
          <table:table-cell table:style-name="ce1" office:value-type="float" office:value="1.71" calcext:value-type="float">
            <text:p>1,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1" calcext:value-type="float">
            <text:p>1,01</text:p>
          </table:table-cell>
          <table:table-cell table:style-name="ce1" office:value-type="float" office:value="1.06" calcext:value-type="float">
            <text:p>1,06</text:p>
          </table:table-cell>
          <table:table-cell table:style-name="ce1" office:value-type="float" office:value="1.92" calcext:value-type="float">
            <text:p>1,92</text:p>
          </table:table-cell>
          <table:table-cell table:style-name="ce1" office:value-type="float" office:value="27.42" calcext:value-type="float">
            <text:p>27,42</text:p>
          </table:table-cell>
          <table:table-cell table:style-name="Gnumeric-default" table:number-columns-repeated="118"/>
        </table:table-row>
        <table:table-row table:style-name="ro2" table:number-rows-repeated="4">
          <table:table-cell table:number-columns-repeated="128"/>
        </table:table-row>
        <table:table-row table:style-name="ro2">
          <table:table-cell table:style-name="Gnumeric-default" table:number-columns-repeated="128"/>
        </table:table-row>
        <table:table-row table:style-name="ro2" table:number-rows-repeated="10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inform.$A$1" table:expression="#REF!"/>
          <table:named-expression table:name="Sheet_Title" table:base-cell-address="$inform.$A$1" table:expression="&quot;inform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5:40:35.346779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inform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39:12.689061972</dc:date>
    <dc:title>Tables</dc:title>
    <meta:editing-cycles>6</meta:editing-cycles>
    <meta:editing-duration>PT1H4M50S</meta:editing-duration>
    <meta:generator>LibreOffice/5.1.6.2$Linux_X86_64 LibreOffice_project/10m0$Build-2</meta:generator>
    <meta:document-statistic meta:table-count="1" meta:cell-count="160" meta:object-count="2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xmlns:gnm="http://www.gnumeric.org/odf-extension/1.0" gnm:font-stretch-pango="4" gnm:auto-font="true" svg:stroke-width="0.035cm"/>
    </style:style>
    <style:style style:name="ch7" style:family="chart" style:data-style-name="N0">
      <style:chart-properties xmlns:gnm="http://www.gnumeric.org/odf-extension/1.0" chart:symbol-type="named-symbol" chart:symbol-name="diamond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2cm" svg:stroke-color="#83caff" draw:fill-color="#83caff"/>
      <style:text-properties fo:font-family="Sans" fo:font-size="10pt" style:font-size-asian="10pt" style:font-size-complex="10pt"/>
    </style:style>
    <style:style style:name="ch8" style:family="chart" style:data-style-name="N0">
      <style:chart-properties xmlns:gnm="http://www.gnumeric.org/odf-extension/1.0" chart:symbol-type="named-symbol" chart:symbol-name="arrow-down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 svg:stroke-color="#314004" draw:fill-color="#314004"/>
      <style:text-properties fo:font-family="Sans" fo:font-size="10pt" style:font-size-asian="10pt" style:font-size-complex="10pt"/>
    </style:style>
    <style:style style:name="ch9" style:family="chart" style:data-style-name="N0">
      <style:chart-properties xmlns:gnm="http://www.gnumeric.org/odf-extension/1.0" chart:symbol-type="named-symbol" chart:symbol-name="arrow-up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 svg:stroke-color="#aecf00" draw:fill-color="#aecf00"/>
      <style:text-properties fo:font-family="Sans" fo:font-size="10pt" style:font-size-asian="10pt" style:font-size-complex="10pt"/>
    </style:style>
    <style:style style:name="ch10" style:family="chart" style:data-style-name="N0">
      <style:chart-properties xmlns:gnm="http://www.gnumeric.org/odf-extension/1.0" chart:symbol-type="named-symbol" chart:symbol-name="arrow-right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 svg:stroke-color="#ff420e" draw:fill-color="#ff420e"/>
      <style:text-properties fo:font-family="Sans" fo:font-size="10pt" style:font-size-asian="10pt" style:font-size-complex="10pt"/>
    </style:style>
    <style:style style:name="ch11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874cm" svg:height="8.997cm" xlink:href=".." xlink:type="simple" chart:class="chart:line" chart:style-name="ch1">
        <chart:legend chart:legend-position="end" svg:x="16.15cm" svg:y="4.142cm" style:legend-expansion="high" chart:style-name="ch2"/>
        <chart:plot-area chart:style-name="ch3" table:cell-range-address="inform.A2:inform.A16 inform.F1:inform.I16" chart:data-source-has-labels="both" svg:x="0.357cm" svg:y="0.179cm" svg:width="15.393cm" svg:height="8.639cm">
          <chartooo:coordinate-region svg:x="1.137cm" svg:y="0.378cm" svg:width="14.4cm" svg:height="7.793cm"/>
          <chart:axis chart:dimension="x" chart:name="primary-x" chart:style-name="ch4" chartooo:axis-type="text">
            <chart:categories table:cell-range-address="inform.A2:inform.A16"/>
            <chart:grid chart:style-name="ch5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inform.F2:inform.F16" chart:label-cell-address="inform.F1:inform.F1" chart:class="chart:line">
            <chart:data-point chart:repeated="15"/>
          </chart:series>
          <chart:series chart:style-name="ch8" chart:values-cell-range-address="inform.G2:inform.G16" chart:label-cell-address="inform.G1:inform.G1" chart:class="chart:line">
            <chart:data-point chart:repeated="15"/>
          </chart:series>
          <chart:series chart:style-name="ch9" chart:values-cell-range-address="inform.H2:inform.H16" chart:label-cell-address="inform.H1:inform.H1" chart:class="chart:line">
            <chart:data-point chart:repeated="15"/>
          </chart:series>
          <chart:series chart:style-name="ch10" chart:values-cell-range-address="inform.I2:inform.I16" chart:label-cell-address="inform.I1:inform.I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</text:p>
                <draw:g>
                  <svg:desc>inform.F1:inform.F1</svg:desc>
                </draw:g>
              </table:table-cell>
              <table:table-cell office:value-type="string">
                <text:p>x2</text:p>
                <draw:g>
                  <svg:desc>inform.G1:inform.G1</svg:desc>
                </draw:g>
              </table:table-cell>
              <table:table-cell office:value-type="string">
                <text:p>x3</text:p>
                <draw:g>
                  <svg:desc>inform.H1:inform.H1</svg:desc>
                </draw:g>
              </table:table-cell>
              <table:table-cell office:value-type="string">
                <text:p>x4</text:p>
                <draw:g>
                  <svg:desc>inform.I1:inform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form.A2:inform.A16</svg:desc>
                </draw:g>
              </table:table-cell>
              <table:table-cell office:value-type="float" office:value="1">
                <text:p>1</text:p>
                <draw:g>
                  <svg:desc>inform.F2:inform.F16</svg:desc>
                </draw:g>
              </table:table-cell>
              <table:table-cell office:value-type="float" office:value="1">
                <text:p>1</text:p>
                <draw:g>
                  <svg:desc>inform.G2:inform.G16</svg:desc>
                </draw:g>
              </table:table-cell>
              <table:table-cell office:value-type="float" office:value="1">
                <text:p>1</text:p>
                <draw:g>
                  <svg:desc>inform.H2:inform.H16</svg:desc>
                </draw:g>
              </table:table-cell>
              <table:table-cell office:value-type="float" office:value="2">
                <text:p>2</text:p>
                <draw:g>
                  <svg:desc>inform.I2:inform.I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5">
                <text:p>1.0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5">
                <text:p>1.0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6">
                <text:p>1.0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6">
                <text:p>1.06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6">
                <text:p>1.06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graphic-properties xmlns:gnm="http://www.gnumeric.org/odf-extension/1.0" gnm:font-stretch-pango="4" gnm:auto-font="true" svg:stroke-width="0.035cm"/>
    </style:style>
    <style:style style:name="ch6" style:family="chart" style:data-style-name="N0">
      <style:chart-properties xmlns:gnm="http://www.gnumeric.org/odf-extension/1.0" chart:symbol-type="named-symbol" chart:symbol-name="diamond" chart:symbol-width="0.247cm" chart:symbol-height="0.247cm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7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607cm" svg:y="4.994cm" style:legend-expansion="high" chart:style-name="ch2"/>
        <chart:plot-area chart:style-name="ch3" table:cell-range-address="inform.A2:inform.A16 inform.J1:inform.J16" chart:data-source-has-labels="both" svg:x="0.32cm" svg:y="0.18cm" svg:width="13.91cm" svg:height="8.64cm">
          <chartooo:coordinate-region svg:x="0.994cm" svg:y="0.379cm" svg:width="13.023cm" svg:height="7.794cm"/>
          <chart:axis chart:dimension="x" chart:name="primary-x" chart:style-name="ch4" chartooo:axis-type="text">
            <chart:categories table:cell-range-address="inform.A2:inform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form.J2:inform.J16" chart:label-cell-address="inform.J1:inform.J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</text:p>
                <draw:g>
                  <svg:desc>inform.J1:inform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form.A2:inform.A16</svg:desc>
                </draw:g>
              </table:table-cell>
              <table:table-cell office:value-type="float" office:value="31.65">
                <text:p>31.65</text:p>
                <draw:g>
                  <svg:desc>inform.J2:inform.J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.61">
                <text:p>30.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.42">
                <text:p>27.42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